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120.09mm"/>
    </style:style>
    <style:style style:name="co5" style:family="table-column">
      <style:table-column-properties fo:break-before="auto" style:column-width="29.12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ClientV1</text:p>
          </table:table-cell>
          <table:table-cell table:style-name="ce1" office:value-type="string" calcext:value-type="string">
            <text:p>ClientV2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Original Compile</text:p>
          </table:table-cell>
          <table:table-cell table:style-name="ce1" office:value-type="string" calcext:value-type="string">
            <text:p>Original Package</text:p>
          </table:table-cell>
          <table:table-cell table:style-name="ce1" office:value-type="string" calcext:value-type="string">
            <text:p>Rewrite</text:p>
          </table:table-cell>
          <table:table-cell table:style-name="ce1" office:value-type="string" calcext:value-type="string">
            <text:p>Rewrited Compile</text:p>
          </table:table-cell>
          <table:table-cell table:style-name="ce1" office:value-type="string" calcext:value-type="string">
            <text:p>Rewrited Packag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.anotheria:distributeme-test:2.0.0</text:p>
          </table:table-cell>
          <table:table-cell office:value-type="string" calcext:value-type="string">
            <text:p>net.anotheria:distributeme-test:2.2.2</text:p>
          </table:table-cell>
          <table:table-cell office:value-type="string" calcext:value-type="string">
            <text:p>No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.github.michaelruocco:wso2-car-deployer:1.0.0</text:p>
          </table:table-cell>
          <table:table-cell office:value-type="string" calcext:value-type="string">
            <text:p>com.github.michaelruocco:wso2-car-deployer:1.0.1</text:p>
          </table:table-cell>
          <table:table-cell office:value-type="string" calcext:value-type="string">
            <text:p>No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t.s-jr.utils.sql:generic-daos-impl:1.2.1</text:p>
          </table:table-cell>
          <table:table-cell office:value-type="string" calcext:value-type="string">
            <text:p>net.s-jr.utils.sql:generic-daos-impl:1.2.2</text:p>
          </table:table-cell>
          <table:table-cell office:value-type="string" calcext:value-type="string">
            <text:p>No</text:p>
          </table:table-cell>
          <table:table-cell table:style-name="ce1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.csiro:ontology-import:2.7.0</text:p>
          </table:table-cell>
          <table:table-cell office:value-type="string" calcext:value-type="string">
            <text:p>au.csiro:ontology-import:2.8.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t.anotheria:moskito-cdi:2.2.5</text:p>
          </table:table-cell>
          <table:table-cell office:value-type="string" calcext:value-type="string">
            <text:p>net.anotheria:moskito-cdi:2.5.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rg.apache.directory.daemon:daemon-bootstrappers:1.1.0</text:p>
          </table:table-cell>
          <table:table-cell office:value-type="string" calcext:value-type="string">
            <text:p>org.apache.directory.daemon:daemon-bootstrappers:1.1.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.pubnub:pubnub:3.4</text:p>
          </table:table-cell>
          <table:table-cell office:value-type="string" calcext:value-type="string">
            <text:p>com.pubnub:pubnub:3.5.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.eti.kinoshita:testlink-java-api:1.9.2-5</text:p>
          </table:table-cell>
          <table:table-cell office:value-type="string" calcext:value-type="string">
            <text:p>br.eti.kinoshita:testlink-java-api:1.9.2-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k.co.jemos.podam:podam:3.0.1.RELEASE</text:p>
          </table:table-cell>
          <table:table-cell office:value-type="string" calcext:value-type="string">
            <text:p>uk.co.jemos.podam:podam:3.6.0.RELEAS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k.co.jemos.podam:podam:5.5.1.RELEASE</text:p>
          </table:table-cell>
          <table:table-cell office:value-type="string" calcext:value-type="string">
            <text:p>uk.co.jemos.podam:podam:6.0.2.RELEASE</text:p>
          </table:table-cell>
          <table:table-cell office:value-type="string" calcext:value-type="string">
            <text:p>https://github.com/mtedone/podam/releases/tag/5.5.1.RELEASE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.csiro:ontology-model:2.7.0</text:p>
          </table:table-cell>
          <table:table-cell office:value-type="string" calcext:value-type="string">
            <text:p>au.csiro:ontology-model:2.8.0</text:p>
          </table:table-cell>
          <table:table-cell office:value-type="string" calcext:value-type="string">
            <text:p>https://github.com/aehrc/ontology-core/releases/tag/2.7.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rg.synchronoss:cpo:4.0.5</text:p>
          </table:table-cell>
          <table:table-cell office:value-type="string" calcext:value-type="string">
            <text:p>org.synchronoss:cpo:4.0.6</text:p>
          </table:table-cell>
          <table:table-cell office:value-type="string" calcext:value-type="string">
            <text:p>https://github.com/synchronoss/cpo-api/releases/tag/cpo-4.0.5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Failure to find net.sf.maven.plugins:wagon-http-sourceforge:jar:0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.backtype:dfs-datastores:1.3.2</text:p>
          </table:table-cell>
          <table:table-cell office:value-type="string" calcext:value-type="string">
            <text:p>com.backtype:dfs-datastores:1.3.3</text:p>
          </table:table-cell>
          <table:table-cell office:value-type="string" calcext:value-type="string">
            <text:p>https://github.com/nathanmarz/dfs-datastores/releases/tag/1.3.3</text:p>
          </table:table-cell>
          <table:table-cell table:number-columns-repeated="5"/>
          <table:table-cell office:value-type="string" calcext:value-type="string">
            <text:p>Ya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.llsfw:llsfw-core:2.2-RELEASE</text:p>
          </table:table-cell>
          <table:table-cell office:value-type="string" calcext:value-type="string">
            <text:p>com.llsfw:llsfw-core:2.3.1-RELEASE</text:p>
          </table:table-cell>
          <table:table-cell office:value-type="string" calcext:value-type="string">
            <text:p>https://gitee.com/wangkang/llsfw/tags</text:p>
          </table:table-cell>
          <table:table-cell table:number-columns-repeated="5"/>
          <table:table-cell office:value-type="string" calcext:value-type="string">
            <text:p>Account Needed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om.emc.ecs:object-transform:1.0.2</text:p>
          </table:table-cell>
          <table:table-cell table:style-name="ce4" office:value-type="string" calcext:value-type="string">
            <text:p>com.emc.ecs:object-transform:1.1.0</text:p>
          </table:table-cell>
          <table:table-cell table:style-name="ce4" office:value-type="string" calcext:value-type="string">
            <text:p>https://github.com/EMCECS/ecs-object-transform-java/releases/tag/v1.0.1</text:p>
          </table:table-cell>
          <table:table-cell table:number-columns-repeated="5"/>
          <table:table-cell office:value-type="string" calcext:value-type="string">
            <text:p>Grad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.cedarsoftware:json-command-servlet:1.5.0</text:p>
          </table:table-cell>
          <table:table-cell office:value-type="string" calcext:value-type="string">
            <text:p>com.cedarsoftware:json-command-servlet:1.5.1</text:p>
          </table:table-cell>
          <table:table-cell office:value-type="string" calcext:value-type="string">
            <text:p>https://github.com/jdereg/json-command-servlet/releases/tag/1.5.0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Error 501 Htt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.objectify:objectify-led:1.0.1</text:p>
          </table:table-cell>
          <table:table-cell office:value-type="string" calcext:value-type="string">
            <text:p>be.objectify:objectify-led:1.2</text:p>
          </table:table-cell>
          <table:table-cell office:value-type="string" calcext:value-type="string">
            <text:p>https://github.com/schaloner/objectify-led/releases/tag/objectify-led-1.0.1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rg.apache.directory.studio:rcp:1.3.0.v20081020</text:p>
          </table:table-cell>
          <table:table-cell office:value-type="string" calcext:value-type="string">
            <text:p>org.apache.directory.studio:rcp:1.5.2.v20091211</text:p>
          </table:table-cell>
          <table:table-cell office:value-type="string" calcext:value-type="string">
            <text:p>https://github.com/apache/directory-studio/releases/tag/1.3.0.v2008102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rg.apache.isis.core:isis-core-webserver:1.2.0</text:p>
          </table:table-cell>
          <table:table-cell office:value-type="string" calcext:value-type="string">
            <text:p>org.apache.isis.core:isis-core-webserver:1.9.0</text:p>
          </table:table-cell>
          <table:table-cell office:value-type="string" calcext:value-type="string">
            <text:p>https://github.com/apache/isis/releases/tag/rel%2Fisis-1.2.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rg.apache.isis.viewer:isis-viewer-wicket-impl:1.2.0</text:p>
          </table:table-cell>
          <table:table-cell office:value-type="string" calcext:value-type="string">
            <text:p>org.apache.isis.viewer:isis-viewer-wicket-impl:1.9.0</text:p>
          </table:table-cell>
          <table:table-cell office:value-type="string" calcext:value-type="string">
            <text:p>https://github.com/apache/isis/releases/tag/rel%2Fisis-1.2.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rg.apache.jackrabbit:jackrabbit-core:1.2.3</text:p>
          </table:table-cell>
          <table:table-cell office:value-type="string" calcext:value-type="string">
            <text:p>org.apache.jackrabbit:jackrabbit-core:1.3</text:p>
          </table:table-cell>
          <table:table-cell office:value-type="string" calcext:value-type="string">
            <text:p>https://github.com/apache/jackrabbit/releases/tag/1.2.3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Could not find artifact sun:tools:jar:1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.apache.jackrabbit:jackrabbit-jcr-webdav:1.0.1</text:p>
          </table:table-cell>
          <table:table-cell office:value-type="string" calcext:value-type="string">
            <text:p>org.apache.jackrabbit:jackrabbit-jcr-webdav:1.1</text:p>
          </table:table-cell>
          <table:table-cell office:value-type="string" calcext:value-type="string">
            <text:p>https://github.com/apache/jackrabbit/releases/tag/1.0.1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Could not find artifact sun:tools:jar:1.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om.emc.ecs:smart-client:2.0.7</text:p>
          </table:table-cell>
          <table:table-cell table:style-name="ce4" office:value-type="string" calcext:value-type="string">
            <text:p>com.emc.ecs:smart-client:2.1.0</text:p>
          </table:table-cell>
          <table:table-cell table:style-name="ce4" office:value-type="string" calcext:value-type="string">
            <text:p>https://github.com/EMCECS/smart-client-java/releases/tag/v2.0.7</text:p>
          </table:table-cell>
          <table:table-cell table:number-columns-repeated="5"/>
          <table:table-cell office:value-type="string" calcext:value-type="string">
            <text:p>Gradl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net.sourceforge:jwbf:1.3.3</text:p>
          </table:table-cell>
          <table:table-cell table:style-name="ce4" office:value-type="string" calcext:value-type="string">
            <text:p>net.sourceforge:jwbf:2.1.0</text:p>
          </table:table-cell>
          <table:table-cell table:style-name="ce4" office:value-type="string" calcext:value-type="string">
            <text:p>https://github.com/eldur/jwbf/releases/tag/1.3.3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Could not find artifact sun.jdk:tools:jar:1.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.omertron:fanarttvapi:1.4</text:p>
          </table:table-cell>
          <table:table-cell office:value-type="string" calcext:value-type="string">
            <text:p>com.omertron:fanarttvapi:1.5</text:p>
          </table:table-cell>
          <table:table-cell office:value-type="string" calcext:value-type="string">
            <text:p>https://github.com/Omertron/api-fanarttv/releases/tag/fanarttvapi-1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.omertron:traileraddictapi:1.4</text:p>
          </table:table-cell>
          <table:table-cell office:value-type="string" calcext:value-type="string">
            <text:p>com.omertron:traileraddictapi:1.5</text:p>
          </table:table-cell>
          <table:table-cell office:value-type="string" calcext:value-type="string">
            <text:p>https://github.com/Omertron/api-traileraddict/releases/tag/traileraddictapi-1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.omertron:themoviedbapi:3.3</text:p>
          </table:table-cell>
          <table:table-cell office:value-type="string" calcext:value-type="string">
            <text:p>com.omertron:themoviedbapi:3.4</text:p>
          </table:table-cell>
          <table:table-cell office:value-type="string" calcext:value-type="string">
            <text:p>https://github.com/Omertron/api-themoviedb/releases/tag/themoviedbapi-3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utils:2.0.1</text:p>
          </table:table-cell>
          <table:table-cell office:value-type="string" calcext:value-type="string">
            <text:p>ca.carleton.gcrc:nunaliit2-utils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dbWeb:2.0.1</text:p>
          </table:table-cell>
          <table:table-cell office:value-type="string" calcext:value-type="string">
            <text:p>ca.carleton.gcrc:nunaliit2-dbWeb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multimedia:2.0.1</text:p>
          </table:table-cell>
          <table:table-cell office:value-type="string" calcext:value-type="string">
            <text:p>ca.carleton.gcrc:nunaliit2-multimedia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jdbc:2.0.1</text:p>
          </table:table-cell>
          <table:table-cell office:value-type="string" calcext:value-type="string">
            <text:p>ca.carleton.gcrc:nunaliit2-jdbc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upload:2.0.1</text:p>
          </table:table-cell>
          <table:table-cell office:value-type="string" calcext:value-type="string">
            <text:p>ca.carleton.gcrc:nunaliit2-upload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search:2.0.1</text:p>
          </table:table-cell>
          <table:table-cell office:value-type="string" calcext:value-type="string">
            <text:p>ca.carleton.gcrc:nunaliit2-search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auth-cookie:2.0.1</text:p>
          </table:table-cell>
          <table:table-cell office:value-type="string" calcext:value-type="string">
            <text:p>ca.carleton.gcrc:nunaliit2-auth-cookie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contributions:2.0.1</text:p>
          </table:table-cell>
          <table:table-cell office:value-type="string" calcext:value-type="string">
            <text:p>ca.carleton.gcrc:nunaliit2-contributions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auth-http:2.0.1</text:p>
          </table:table-cell>
          <table:table-cell office:value-type="string" calcext:value-type="string">
            <text:p>ca.carleton.gcrc:nunaliit2-auth-http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progress:2.0.1</text:p>
          </table:table-cell>
          <table:table-cell office:value-type="string" calcext:value-type="string">
            <text:p>ca.carleton.gcrc:nunaliit2-progress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adhocQueries:2.0.1</text:p>
          </table:table-cell>
          <table:table-cell office:value-type="string" calcext:value-type="string">
            <text:p>ca.carleton.gcrc:nunaliit2-adhocQueries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onUpload:2.0.1</text:p>
          </table:table-cell>
          <table:table-cell office:value-type="string" calcext:value-type="string">
            <text:p>ca.carleton.gcrc:nunaliit2-onUpload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.carleton.gcrc:nunaliit2-dbSec:2.0.1</text:p>
          </table:table-cell>
          <table:table-cell office:value-type="string" calcext:value-type="string">
            <text:p>ca.carleton.gcrc:nunaliit2-dbSec:2.0.2</text:p>
          </table:table-cell>
          <table:table-cell office:value-type="string" calcext:value-type="string">
            <text:p>https://github.com/GCRC/nunaliit/releases/tag/nunaliit2-2.0.1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.ning:metrics.goodwill-access:0.1.3</text:p>
          </table:table-cell>
          <table:table-cell office:value-type="string" calcext:value-type="string">
            <text:p>com.ning:metrics.goodwill-access:0.1.4</text:p>
          </table:table-cell>
          <table:table-cell office:value-type="string" calcext:value-type="string">
            <text:p>https://github.com/pierre/goodwill-access/releases/tag/metrics.goodwill-access-0.1.3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.aerse:uploader:1.14</text:p>
          </table:table-cell>
          <table:table-cell office:value-type="string" calcext:value-type="string">
            <text:p>com.aerse:uploader:1.15</text:p>
          </table:table-cell>
          <table:table-cell office:value-type="string" calcext:value-type="string">
            <text:p>https://github.com/dernasherbrezon/ossClient/releases/tag/uploader-1.14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Manually added Javax Anno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.apache.whirr:whirr-core:0.5.0-incubating</text:p>
          </table:table-cell>
          <table:table-cell office:value-type="string" calcext:value-type="string">
            <text:p>org.apache.whirr:whirr-core:0.6.0-incubating</text:p>
          </table:table-cell>
          <table:table-cell office:value-type="string" calcext:value-type="string">
            <text:p>https://github.com/apache/whirr/releases/tag/release-0.5.0-incubating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g.codemonkey.simplejavamail:simple-java-mail:2.1</text:p>
          </table:table-cell>
          <table:table-cell office:value-type="string" calcext:value-type="string">
            <text:p>org.codemonkey.simplejavamail:simple-java-mail:2.2</text:p>
          </table:table-cell>
          <table:table-cell office:value-type="string" calcext:value-type="string">
            <text:p>https://github.com/bbottema/simple-java-mail/releases/tag/v2.1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Manually updated Java compiler version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org.apache.httpcomponents.client5:httpclient5-cache:5.0-alpha2</text:p>
          </table:table-cell>
          <table:table-cell table:style-name="ce4" office:value-type="string" calcext:value-type="string">
            <text:p>org.apache.httpcomponents.client5:httpclient5-cache:5.0-beta1</text:p>
          </table:table-cell>
          <table:table-cell table:style-name="ce4" office:value-type="string" calcext:value-type="string">
            <text:p>https://github.com/apache/httpcomponents-client/releases/tag/rel%2Fv5.0-alph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i.api:libai:1.4.9</text:p>
          </table:table-cell>
          <table:table-cell office:value-type="string" calcext:value-type="string">
            <text:p>ai.api:libai:1.5.10</text:p>
          </table:table-cell>
          <table:table-cell office:value-type="string" calcext:value-type="string">
            <text:p>https://github.com/dialogflow/dialogflow-java-client/tag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g.membrane-soa:service-proxy-core:4.2.2</text:p>
          </table:table-cell>
          <table:table-cell office:value-type="string" calcext:value-type="string">
            <text:p>org.membrane-soa:service-proxy-core:4.2.3</text:p>
          </table:table-cell>
          <table:table-cell office:value-type="string" calcext:value-type="string">
            <text:p>https://github.com/membrane/service-proxy/releases/tag/v4.2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g.mockftpserver:MockFtpServer:2.3</text:p>
          </table:table-cell>
          <table:table-cell office:value-type="string" calcext:value-type="string">
            <text:p>org.mockftpserver:MockFtpServer:2.4</text:p>
          </table:table-cell>
          <table:table-cell office:value-type="string" calcext:value-type="string">
            <text:p>https://sourceforge.net/projects/mockftpserver/files/mockftpserver/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nually updated Java compiler ver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.jscsi:target:2.2</text:p>
          </table:table-cell>
          <table:table-cell office:value-type="string" calcext:value-type="string">
            <text:p>org.jscsi:target:2.4</text:p>
          </table:table-cell>
          <table:table-cell office:value-type="string" calcext:value-type="string">
            <text:p>https://github.com/sebastiangraf/jSCSI/releases/tag/pom-2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g.membrane-soa:service-proxy-core:4.2.2</text:p>
          </table:table-cell>
          <table:table-cell office:value-type="string" calcext:value-type="string">
            <text:p>au.csiro:snorocket-core:2.7.0</text:p>
          </table:table-cell>
          <table:table-cell office:value-type="string" calcext:value-type="string">
            <text:p>https://github.com/aehrc/snorocket/tags?after=2.7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0:12:56.43219817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1:51:10.498379874</meta:creation-date>
    <dc:date>2022-06-30T12:50:11.610488586</dc:date>
    <meta:editing-duration>PT9H36M17S</meta:editing-duration>
    <meta:editing-cycles>48</meta:editing-cycles>
    <meta:generator>LibreOffice/6.0.7.3$Linux_X86_64 LibreOffice_project/00m0$Build-3</meta:generator>
    <meta:document-statistic meta:table-count="1" meta:cell-count="312" meta:object-count="0"/>
  </office:meta>
</office:document-meta>
</file>